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TM</text:span><text:span text:style-name="T1_2">1638<text:s/></text:span><text:span text:style-name="T1_3">library</text:span></text:p>
      <text:p text:style-name="P2"><text:span text:style-name="T2_1">--------------</text:span></text:p>
      <text:p text:style-name="P3"><text:span text:style-name="T3_1">Ricardo</text:span><text:span text:style-name="T3_2"><text:s/></text:span><text:span text:style-name="T3_3">Batista</text:span></text:p>
      <text:p text:style-name="P4"><text:span text:style-name="T4_1">Email</text:span><text:span text:style-name="T4_2">:<text:s/></text:span><text:span text:style-name="T4_3">rjbatista</text:span><text:span text:style-name="T4_4">(</text:span><text:span text:style-name="T4_5">at</text:span><text:span text:style-name="T4_6">)</text:span><text:span text:style-name="T4_7">gmail</text:span><text:span text:style-name="T4_8">.</text:span><text:span text:style-name="T4_9">com</text:span></text:p>
      <text:p text:style-name="P5"><text:span text:style-name="T5_1">URL</text:span><text:span text:style-name="T5_2">:<text:s/></text:span><text:span text:style-name="T5_3">http</text:span><text:span text:style-name="T5_4">://</text:span><text:span text:style-name="T5_5">code</text:span><text:span text:style-name="T5_6">.</text:span><text:span text:style-name="T5_7">google</text:span><text:span text:style-name="T5_8">.</text:span><text:span text:style-name="T5_9">com</text:span><text:span text:style-name="T5_10">/</text:span><text:span text:style-name="T5_11">p</text:span><text:span text:style-name="T5_12">/</text:span><text:span text:style-name="T5_13">tm</text:span><text:span text:style-name="T5_14">1638-</text:span><text:span text:style-name="T5_15">library</text:span><text:span text:style-name="T5_16">/</text:span></text:p>
      <text:p text:style-name="P6"/>
      <text:p text:style-name="P7"><text:span text:style-name="T7_1">A</text:span><text:span text:style-name="T7_2"><text:s/></text:span><text:span text:style-name="T7_3">library</text:span><text:span text:style-name="T7_4"><text:s/></text:span><text:span text:style-name="T7_5">for</text:span><text:span text:style-name="T7_6"><text:s/></text:span><text:span text:style-name="T7_7">interacting</text:span><text:span text:style-name="T7_8"><text:s/></text:span><text:span text:style-name="T7_9">an</text:span><text:span text:style-name="T7_10"><text:s/></text:span><text:span text:style-name="T7_11">arduino</text:span><text:span text:style-name="T7_12"><text:s/></text:span><text:span text:style-name="T7_13">with</text:span><text:span text:style-name="T7_14"><text:s/></text:span><text:span text:style-name="T7_15">a</text:span><text:span text:style-name="T7_16"><text:s/></text:span><text:span text:style-name="T7_17">TM</text:span><text:span text:style-name="T7_18">1638/</text:span><text:span text:style-name="T7_19">TM</text:span><text:span text:style-name="T7_20">1640.</text:span></text:p>
      <text:p text:style-name="P8"/>
      <text:p text:style-name="P9"><text:span text:style-name="T9_1">Includes</text:span><text:span text:style-name="T9_2">:</text:span></text:p>
      <text:p text:style-name="P10"><text:span text:style-name="T10_1">-<text:s/></text:span><text:span text:style-name="T10_2">Support</text:span><text:span text:style-name="T10_3"><text:s/></text:span><text:span text:style-name="T10_4">for</text:span><text:span text:style-name="T10_5"><text:s/></text:span><text:span text:style-name="T10_6">the</text:span><text:span text:style-name="T10_7"><text:s/></text:span><text:span text:style-name="T10_8">TM</text:span><text:span text:style-name="T10_9">1638<text:s/></text:span><text:span text:style-name="T10_10">and</text:span><text:span text:style-name="T10_11"><text:s/></text:span><text:span text:style-name="T10_12">TM</text:span><text:span text:style-name="T10_13">1640;</text:span></text:p>
      <text:p text:style-name="P11"><text:span text:style-name="T11_1">-<text:s/></text:span><text:span text:style-name="T11_2">Helper</text:span><text:span text:style-name="T11_3"><text:s/></text:span><text:span text:style-name="T11_4">methods</text:span><text:span text:style-name="T11_5"><text:s/></text:span><text:span text:style-name="T11_6">for</text:span><text:span text:style-name="T11_7"><text:s/></text:span><text:span text:style-name="T11_8">displaying</text:span><text:span text:style-name="T11_9"><text:s/></text:span><text:span text:style-name="T11_10">numbers</text:span><text:span text:style-name="T11_11"><text:s/></text:span><text:span text:style-name="T11_12">in</text:span><text:span text:style-name="T11_13"><text:s/></text:span><text:span text:style-name="T11_14">decimal</text:span><text:span text:style-name="T11_15">,<text:s/></text:span><text:span text:style-name="T11_16">hexadecimal</text:span><text:span text:style-name="T11_17"><text:s/></text:span><text:span text:style-name="T11_18">and</text:span><text:span text:style-name="T11_19"><text:s/></text:span><text:span text:style-name="T11_20">binary</text:span><text:span text:style-name="T11_21">;</text:span></text:p>
      <text:p text:style-name="P12"><text:span text:style-name="T12_1">-<text:s/></text:span><text:span text:style-name="T12_2">Support</text:span><text:span text:style-name="T12_3"><text:s/></text:span><text:span text:style-name="T12_4">for</text:span><text:span text:style-name="T12_5"><text:s/></text:span><text:span text:style-name="T12_6">multiple</text:span><text:span text:style-name="T12_7"><text:s/></text:span><text:span text:style-name="T12_8">chained</text:span><text:span text:style-name="T12_9"><text:s/></text:span><text:span text:style-name="T12_10">tm</text:span><text:span text:style-name="T12_11">1638;</text:span></text:p>
      <text:p text:style-name="P13"><text:span text:style-name="T13_1">-<text:s/></text:span><text:span text:style-name="T13_2">Reading</text:span><text:span text:style-name="T13_3"><text:s/></text:span><text:span text:style-name="T13_4">simultaneous</text:span><text:span text:style-name="T13_5"><text:s/></text:span><text:span text:style-name="T13_6">button</text:span><text:span text:style-name="T13_7"><text:s/></text:span><text:span text:style-name="T13_8">presses</text:span><text:span text:style-name="T13_9">;</text:span></text:p>
      <text:p text:style-name="P14"><text:span text:style-name="T14_1">-<text:s/></text:span><text:span text:style-name="T14_2">Support</text:span><text:span text:style-name="T14_3"><text:s/></text:span><text:span text:style-name="T14_4">for</text:span><text:span text:style-name="T14_5"><text:s/></text:span><text:span text:style-name="T14_6">dimming</text:span><text:span text:style-name="T14_7"><text:s/></text:span><text:span text:style-name="T14_8">the</text:span><text:span text:style-name="T14_9"><text:s/></text:span><text:span text:style-name="T14_10">display</text:span><text:span text:style-name="T14_11"><text:s/></text:span><text:span text:style-name="T14_12">and</text:span><text:span text:style-name="T14_13"><text:s/></text:span><text:span text:style-name="T14_14">LEDs</text:span><text:span text:style-name="T14_15">;</text:span></text:p>
      <text:p text:style-name="P15"><text:span text:style-name="T15_1">-<text:s/></text:span><text:span text:style-name="T15_2">Support</text:span><text:span text:style-name="T15_3"><text:s/></text:span><text:span text:style-name="T15_4">for</text:span><text:span text:style-name="T15_5"><text:s/></text:span><text:span text:style-name="T15_6">writing</text:span><text:span text:style-name="T15_7"><text:s/></text:span><text:span text:style-name="T15_8">text</text:span><text:span text:style-name="T15_9">;</text:span></text:p>
      <text:p text:style-name="P16"><text:span text:style-name="T16_1">-<text:s/></text:span><text:span text:style-name="T16_2">Support</text:span><text:span text:style-name="T16_3"><text:s/></text:span><text:span text:style-name="T16_4">for</text:span><text:span text:style-name="T16_5"><text:s/></text:span><text:span text:style-name="T16_6">module</text:span><text:span text:style-name="T16_7"><text:s/></text:span><text:span text:style-name="T16_8">in</text:span><text:span text:style-name="T16_9"><text:s/></text:span><text:span text:style-name="T16_10">inverted</text:span><text:span text:style-name="T16_11"><text:s/></text:span><text:span text:style-name="T16_12">position</text:span><text:span text:style-name="T16_13">.</text:span></text:p>
      <text:p text:style-name="P17"/>
      <text:p text:style-name="P18"><text:span text:style-name="T18_1">See</text:span><text:span text:style-name="T18_2">:<text:s/></text:span><text:span text:style-name="T18_3">TM</text:span><text:span text:style-name="T18_4">1638<text:s/></text:span><text:span text:style-name="T18_5">Display</text:span><text:span text:style-name="T18_6">/</text:span><text:span text:style-name="T18_7">LED</text:span><text:span text:style-name="T18_8"><text:s/></text:span><text:span text:style-name="T18_9">module</text:span><text:span text:style-name="T18_10"><text:s/></text:span><text:span text:style-name="T18_11">at</text:span><text:span text:style-name="T18_12"><text:s/></text:span><text:span text:style-name="T18_13">http</text:span><text:span text:style-name="T18_14">://</text:span><text:span text:style-name="T18_15">www</text:span><text:span text:style-name="T18_16">.</text:span><text:span text:style-name="T18_17">dealextreme</text:span><text:span text:style-name="T18_18">.</text:span><text:span text:style-name="T18_19">com</text:span><text:span text:style-name="T18_20">/</text:span><text:span text:style-name="T18_21">p</text:span><text:span text:style-name="T18_22">/81873?</text:span><text:span text:style-name="T18_23">r</text:span><text:span text:style-name="T18_24">=68099021</text:span></text:p>
      <text:p text:style-name="P19"><text:span text:style-name="T19_1">See</text:span><text:span text:style-name="T19_2">:<text:s/></text:span><text:span text:style-name="T19_3">TM</text:span><text:span text:style-name="T19_4">1640<text:s/></text:span><text:span text:style-name="T19_5">Display</text:span><text:span text:style-name="T19_6"><text:s/></text:span><text:span text:style-name="T19_7">module</text:span><text:span text:style-name="T19_8"><text:s/></text:span><text:span text:style-name="T19_9">at</text:span><text:span text:style-name="T19_10"><text:s/></text:span><text:span text:style-name="T19_11">http</text:span><text:span text:style-name="T19_12">://</text:span><text:span text:style-name="T19_13">www</text:span><text:span text:style-name="T19_14">.</text:span><text:span text:style-name="T19_15">dealextreme</text:span><text:span text:style-name="T19_16">.</text:span><text:span text:style-name="T19_17">com</text:span><text:span text:style-name="T19_18">/</text:span><text:span text:style-name="T19_19">p</text:span><text:span text:style-name="T19_20">/104311?</text:span><text:span text:style-name="T19_21">r</text:span><text:span text:style-name="T19_22">=68099021</text:span></text:p>
      <text:p text:style-name="P20"/>
      <text:p text:style-name="P21"><text:span text:style-name="T21_1">USAGE</text:span><text:span text:style-name="T21_2"><text:s/></text:span><text:span text:style-name="T21_3">NOTES</text:span></text:p>
      <text:p text:style-name="P22"><text:span text:style-name="T22_1">-----------</text:span></text:p>
      <text:p text:style-name="P23"/>
      <text:p text:style-name="P24"><text:span text:style-name="T24_1">Just</text:span><text:span text:style-name="T24_2"><text:s/></text:span><text:span text:style-name="T24_3">put</text:span><text:span text:style-name="T24_4"><text:s/></text:span><text:span text:style-name="T24_5">the</text:span><text:span text:style-name="T24_6"><text:s/></text:span><text:span text:style-name="T24_7">files</text:span><text:span text:style-name="T24_8"><text:s/></text:span><text:span text:style-name="T24_9">on</text:span><text:span text:style-name="T24_10"><text:s/></text:span><text:span text:style-name="T24_11">a</text:span><text:span text:style-name="T24_12"><text:s/></text:span><text:span text:style-name="T24_13">TM</text:span><text:span text:style-name="T24_14">1638<text:s/></text:span><text:span text:style-name="T24_15">directory</text:span><text:span text:style-name="T24_16"><text:s/></text:span><text:span text:style-name="T24_17">under</text:span><text:span text:style-name="T24_18"><text:s/>"</text:span><text:span text:style-name="T24_19">arduino</text:span><text:span text:style-name="T24_20">/</text:span><text:span text:style-name="T24_21">libraries</text:span><text:span text:style-name="T24_22">"<text:s/></text:span><text:span text:style-name="T24_23">on</text:span><text:span text:style-name="T24_24"><text:s/></text:span><text:span text:style-name="T24_25">your</text:span><text:span text:style-name="T24_26"><text:s/></text:span><text:span text:style-name="T24_27">arduino</text:span><text:span text:style-name="T24_28"><text:s/></text:span><text:span text:style-name="T24_29">IDE</text:span><text:span text:style-name="T24_30"><text:s/></text:span><text:span text:style-name="T24_31">instalation</text:span></text:p>
      <text:p text:style-name="P25"/>
      <text:p text:style-name="P26"/>
      <text:p text:style-name="P27"><text:span text:style-name="T27_1">PROJECT</text:span><text:span text:style-name="T27_2"><text:s/></text:span><text:span text:style-name="T27_3">HOME</text:span></text:p>
      <text:p text:style-name="P28"><text:span text:style-name="T28_1">------------</text:span></text:p>
      <text:p text:style-name="P29"/>
      <text:p text:style-name="P30"><text:span text:style-name="T30_1">http</text:span><text:span text:style-name="T30_2">://</text:span><text:span text:style-name="T30_3">code</text:span><text:span text:style-name="T30_4">.</text:span><text:span text:style-name="T30_5">google</text:span><text:span text:style-name="T30_6">.</text:span><text:span text:style-name="T30_7">com</text:span><text:span text:style-name="T30_8">/</text:span><text:span text:style-name="T30_9">p</text:span><text:span text:style-name="T30_10">/</text:span><text:span text:style-name="T30_11">tm</text:span><text:span text:style-name="T30_12">1638-</text:span><text:span text:style-name="T30_13">library</text:span><text:span text:style-name="T30_14">/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